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uck</text:p>
          </table:table-cell>
        </table:table-row>
        <table:table-row table:style-name="ro1">
          <table:table-cell office:value-type="string" calcext:value-type="string">
            <text:p>Fine Tuning coco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7:06:28.633842489</meta:creation-date>
    <dc:date>2018-03-08T07:13:07.767730638</dc:date>
    <meta:editing-duration>PT6M38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